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7472182.902" calcext:value-type="float">
            <text:p>37,472,183</text:p>
          </table:table-cell>
          <table:table-cell table:style-name="ce11" table:formula="of:=[.V9]" office:value-type="float" office:value="2030305.2" calcext:value-type="float">
            <text:p>2,030,305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6120" calcext:value-type="float">
            <text:p>36120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12.07735" calcext:value-type="float">
            <text:p>112.1</text:p>
          </table:table-cell>
          <table:table-cell table:style-name="ce10" table:formula="of:=1.1%*(1+[.R16])/60" office:value-type="percentage" office:value="0.00310291666666667" calcext:value-type="percentage">
            <text:p>0.31%</text:p>
          </table:table-cell>
          <table:table-cell table:style-name="ce9" table:formula="of:=[.V2]*60" office:value-type="percentage" office:value="0.186175" calcext:value-type="percentage">
            <text:p>18.62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7.4" calcext:value-type="float">
            <text:p>47.4</text:p>
          </table:table-cell>
          <table:table-cell table:style-name="ce12" table:formula="of:=[.U10]" office:value-type="percentage" office:value="47.4" calcext:value-type="percentage">
            <text:p>474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84" calcext:value-type="float">
            <text:p>8284.0</text:p>
          </table:table-cell>
          <table:table-cell/>
          <table:table-cell table:style-name="ce6"/>
          <table:table-cell table:style-name="ce6" table:formula="of:=[.U11]" office:value-type="float" office:value="20.44" calcext:value-type="float">
            <text:p>20.44</text:p>
          </table:table-cell>
          <table:table-cell table:style-name="ce12" table:formula="of:=[.U11]" office:value-type="percentage" office:value="20.44" calcext:value-type="percentage">
            <text:p>204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625" calcext:value-type="float">
            <text:p>422.6</text:p>
          </table:table-cell>
          <table:table-cell table:style-name="ce10" table:formula="of:=[.W4]/60" office:value-type="percentage" office:value="0.004025" calcext:value-type="percentage">
            <text:p>0.40%</text:p>
          </table:table-cell>
          <table:table-cell table:style-name="ce9" table:formula="of:=1%*(1+3+3%*[.E79])+([.F7]/100/100/2)+1%" office:value-type="percentage" office:value="0.2415" calcext:value-type="percentage">
            <text:p>24.15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24" calcext:value-type="float">
            <text:p>6.24</text:p>
          </table:table-cell>
          <table:table-cell table:style-name="ce12" table:formula="of:=[.U12]" office:value-type="percentage" office:value="6.24" calcext:value-type="percentage">
            <text:p>62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5.18735" calcext:value-type="float">
            <text:p>145.2</text:p>
          </table:table-cell>
          <table:table-cell table:style-name="ce10" table:formula="of:=1.1%*(1+[.R16]+500%)/60" office:value-type="percentage" office:value="0.00401958333333333" calcext:value-type="percentage">
            <text:p>0.40%</text:p>
          </table:table-cell>
          <table:table-cell table:style-name="ce9" table:formula="of:=[.V5]*60" office:value-type="percentage" office:value="0.241175" calcext:value-type="percentage">
            <text:p>24.12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5080" calcext:value-type="float">
            <text:p>25080.0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1407057.2" calcext:value-type="float">
            <text:p>11407057.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7472182.902" calcext:value-type="float">
            <text:p>37472182.902</text:p>
          </table:table-cell>
          <table:table-cell table:style-name="ce6" table:formula="of:=([.S11]+[.S12])/2" office:value-type="float" office:value="2030305.2" calcext:value-type="float">
            <text:p>2030305.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63537308.604" calcext:value-type="float">
            <text:p>63537308.60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7.4" calcext:value-type="percentage">
            <text:p>474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898814372341" calcext:value-type="percentage">
            <text:p>98.2%</text:p>
          </table:table-cell>
          <table:table-cell table:formula="of:=1/(1-[.Q11])" office:value-type="float" office:value="55.245" calcext:value-type="float">
            <text:p>55.245</text:p>
          </table:table-cell>
          <table:table-cell table:formula="of:=[.$S$2]/(1/(1+[.$O$16]+[.$AV$16]))" office:value-type="float" office:value="1947771" calcext:value-type="float">
            <text:p>1947771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44" calcext:value-type="percentage">
            <text:p>2044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284.0]" calcext:value-type="string">
            <text:p>Str: <text:s/>545 <text:s/>[8,284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904521753996" calcext:value-type="percentage">
            <text:p>98.3%</text:p>
          </table:table-cell>
          <table:table-cell table:formula="of:=1/(1-[.Q12])" office:value-type="float" office:value="58.4950000000002" calcext:value-type="float">
            <text:p>58.4950000000002</text:p>
          </table:table-cell>
          <table:table-cell table:formula="of:=[.$S$2]/(1/(1+[.$O$16]+[.$AJ$16]+[.$AV$16]))" office:value-type="float" office:value="2112839.4" calcext:value-type="float">
            <text:p>2112839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24" calcext:value-type="percentage">
            <text:p>624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401668063169" calcext:value-type="percentage">
            <text:p>98.2%</text:p>
          </table:table-cell>
          <table:table-cell table:style-name="ce14" table:formula="of:=([.R11]+[.R12])/2" office:value-type="float" office:value="56.8700000000001" calcext:value-type="float">
            <text:p>56.9</text:p>
          </table:table-cell>
          <table:table-cell table:style-name="ce14" table:formula="of:=([.S11]+[.S12])/2" office:value-type="float" office:value="2030305.2" calcext:value-type="float">
            <text:p>2030305.2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T24]+[.AU24]*[.$E24])" office:value-type="percentage" office:value="0.425" calcext:value-type="percentage">
            <text:p>42.50%</text:p>
          </table:table-cell>
          <table:table-cell/>
          <table:table-cell table:style-name="ce9" table:formula="of:=[.AW47]+[.AX47]*[.E47]"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5,080.0]" calcext:value-type="string">
            <text:p>Int: 1650 [25,080.0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7.4" calcext:value-type="percentage">
            <text:p>47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5.925" calcext:value-type="percentage">
            <text:p>159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2" calcext:value-type="percentage">
            <text:p>142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2" calcext:value-type="percentage">
            <text:p>142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44" calcext:value-type="percentage">
            <text:p>204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7" calcext:value-type="percentage">
            <text:p>4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24" calcext:value-type="percentage">
            <text:p>62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525" calcext:value-type="percentage">
            <text:p>55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1" calcext:value-type="percentage">
            <text:p>11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740.0%" calcext:value-type="string">
            <text:p>Resilience: 4,740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44.0%" calcext:value-type="string">
            <text:p>Speed+: <text:s text:c="4"/>2,044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0]+([.C20]-1)*20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6,120" calcext:value-type="string">
            <text:p>Health: <text:s text:c="2"/>36,1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" table:formula="of:=[.D21]+([.C21]-1)*20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2" calcext:value-type="percentage">
            <text:p>72.00%</text:p>
          </table:table-cell>
          <table:table-cell table:style-name="ce35" table:formula="of:=[.O21]" office:value-type="percentage" office:value="7.2" calcext:value-type="percentage">
            <text:p>72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2" calcext:value-type="percentage">
            <text:p>72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2" calcext:value-type="percentage">
            <text:p>72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2" calcext:value-type="percentage">
            <text:p>72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2" calcext:value-type="percentage">
            <text:p>72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2]+([.C22]-1)*20" office:value-type="float" office:value="42" calcext:value-type="float">
            <text:p>42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24]+([.C24]-1)*20" office:value-type="float" office:value="45" calcext:value-type="float">
            <text:p>4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25" calcext:value-type="percentage">
            <text:p>122.50%</text:p>
          </table:table-cell>
          <table:table-cell table:style-name="ce37" table:formula="of:=[.R24]" office:value-type="percentage" office:value="15.925" calcext:value-type="percentage">
            <text:p>1592.5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925" calcext:value-type="percentage">
            <text:p>1592.5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525" calcext:value-type="percentage">
            <text:p>552.5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12.1] [322.3 seconds]" calcext:value-type="string">
            <text:p>hp/sec: <text:s text:c="2"/>0.31% [112.1] [322.3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0% [145.2] [248.8 seconds]" calcext:value-type="string">
            <text:p>w/Mantle: 0.40% [145.2] [248.8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28]+([.C28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2.6] [248.4 seconds]" calcext:value-type="string">
            <text:p>w/Med: <text:s text:c="3"/>0.40% [422.6] [248.4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40%     [hp x  56.87]" calcext:value-type="string">
            <text:p>Mitigation: <text:s text:c="6"/>98.240% <text:s text:c="4"/>[hp x <text:s/>56.87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2,030,305.2 [hp x 119.43]" calcext:value-type="string">
            <text:p>Effective Health: 2,030,305.2 [hp x 119.43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5  Sentinel Reconstruction [E]     x4 " calcext:value-type="string">
            <text:p>3-5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36]+([.C36]-1)*20" office:value-type="float" office:value="43" calcext:value-type="float">
            <text:p>43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4  Azarinth Awakening [E]         x10 [72.0% =&gt; 720.0% Resilience, Speed, Intelligence and Strength]" calcext:value-type="string">
            <text:p>3-4 <text:s/>Azarinth Awakening [E] <text:s text:c="8"/>x10 [72.0% =&gt; 720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15" table:formula="of:=[.D37]+([.C37]-1)*20" office:value-type="float" office:value="43" calcext:value-type="float">
            <text:p>43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2  Transfer [E]                    x1 " calcext:value-type="string">
            <text:p>3-2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6" table:formula="of:=[.D39]+([.C39]-1)*20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2" calcext:value-type="percentage">
            <text:p>52.00%</text:p>
          </table:table-cell>
          <table:table-cell table:style-name="ce39" table:formula="of:=[.AG39]" office:value-type="percentage" office:value="6.24" calcext:value-type="percentage">
            <text:p>624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24" calcext:value-type="percentage">
            <text:p>624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24" calcext:value-type="percentage">
            <text:p>624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5  Sentinel Core [E]              x13 [42.5% =&gt; 552.5% Durability, 122.5% =&gt; 1,592.5% Health Regen, 25.0% =&gt; 325.0% Magic Resistance]" calcext:value-type="string">
            <text:p>3-5 <text:s/>Sentinel Core [E] <text:s text:c="13"/>x13 [42.5% =&gt; 552.5% Durability, 122.5% =&gt; 1,592.5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3]+([.C43]-1)*20" office:value-type="float" office:value="70" calcext:value-type="float">
            <text:p>7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3  Arcane Circulation [E]         x10 [112.5% to Deconstruction/Reconstruction]" calcext:value-type="string">
            <text:p>3-3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4]+([.C4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6" calcext:value-type="percentage">
            <text:p>60.00%</text:p>
          </table:table-cell>
          <table:table-cell table:style-name="ce9" table:formula="of:=[.O44]" office:value-type="percentage" office:value="6" calcext:value-type="percentage">
            <text:p>60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6" calcext:value-type="percentage">
            <text:p>6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45]+([.C45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46]+([.C46]-1)*20" office:value-type="float" office:value="69" calcext:value-type="float">
            <text:p>6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47]+([.C4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5" calcext:value-type="percentage">
            <text:p>50.00%</text:p>
          </table:table-cell>
          <table:table-cell table:style-name="ce38" table:formula="of:=[.O47]" office:value-type="percentage" office:value="5.5" calcext:value-type="percentage">
            <text:p>55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5" calcext:value-type="percentage">
            <text:p>55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32" calcext:value-type="percentage">
            <text:p>132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32" calcext:value-type="percentage">
            <text:p>132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1" calcext:value-type="percentage">
            <text:p>11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8]+([.C4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3  Authority of Ash and Ember [E]  x3 " calcext:value-type="string">
            <text:p>3-3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3  Ashen Wings [E]                x12 " calcext:value-type="string">
            <text:p>3-3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4  Avatar of Ash [E]              x12 [52.0% =&gt; 624.0% Reflexes and Speed]" calcext:value-type="string">
            <text:p>3-4 <text:s/>Avatar of Ash [E] <text:s text:c="13"/>x12 [52.0% =&gt; 624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30 Phaseshift                      x2 " calcext:value-type="string">
            <text:p>3-30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30 Displacement                    x2 " calcext:value-type="string">
            <text:p>3-30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29 Space Shift                     x2 " calcext:value-type="string">
            <text:p>3-29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30 Space Awareness                x10 " calcext:value-type="string">
            <text:p>3-30 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217" calcext:value-type="float">
            <text:p>2217</text:p>
          </table:table-cell>
          <table:table-cell table:formula="of:=FLOOR([.F66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2" calcext:value-type="float">
            <text:p>22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12 Ashen Limbs" calcext:value-type="string">
            <text:p>1-12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67]+([.C67]-1)*20" office:value-type="float" office:value="12" calcext:value-type="float">
            <text:p>12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68]+([.C68]-1)*20" office:value-type="float" office:value="11" calcext:value-type="float">
            <text:p>11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9]+([.C69]-1)*20" office:value-type="float" office:value="5" calcext:value-type="float">
            <text:p>5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8 Deviant of Humanity" calcext:value-type="string">
            <text:p>3-18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70]+([.C70]-1)*20" office:value-type="float" office:value="58" calcext:value-type="float">
            <text:p>58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3  Drill " calcext:value-type="string">
            <text:p>1-3 <text:s/>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71]+([.C71]-1)*20" office:value-type="float" office:value="3" calcext:value-type="float">
            <text:p>3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4]+([.C74]-1)*20" office:value-type="float" office:value="7" calcext:value-type="float">
            <text:p>7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77]+([.C77]-1)*20" office:value-type="float" office:value="22" calcext:value-type="float">
            <text:p>22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5 Meditation" calcext:value-type="string">
            <text:p>3-15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79]+([.C79]-1)*20" office:value-type="float" office:value="55" calcext:value-type="float">
            <text:p>55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3  Monstrous" calcext:value-type="string">
            <text:p>1-3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81]+([.C81]-1)*20" office:value-type="float" office:value="3" calcext:value-type="float">
            <text:p>3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8  Oxygen Repository" calcext:value-type="string">
            <text:p>2-8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2]+([.C82]-1)*20" office:value-type="float" office:value="28" calcext:value-type="float">
            <text:p>28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3]+([.C83]-1)*20" office:value-type="float" office:value="33" calcext:value-type="float">
            <text:p>33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10 Soul Perception" calcext:value-type="string">
            <text:p>1-10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4]+([.C84]-1)*20" office:value-type="float" office:value="10" calcext:value-type="float">
            <text:p>10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15 Spear of Ash" calcext:value-type="string">
            <text:p>1-15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6]+([.C86]-1)*20" office:value-type="float" office:value="8" calcext:value-type="float">
            <text:p>8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6 Veteran" calcext:value-type="string">
            <text:p>3-26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table:style-name="ce13" table:formula="of:=[.D87]+([.C87]-1)*20" office:value-type="float" office:value="66" calcext:value-type="float">
            <text:p>66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91]+([.C91]-1)*20" office:value-type="float" office:value="61" calcext:value-type="float">
            <text:p>61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1%" calcext:value-type="string">
            <text:p>71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2]+([.C92]-1)*20" office:value-type="float" office:value="24" calcext:value-type="float">
            <text:p>24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9%" calcext:value-type="string">
            <text:p>29%</text:p>
          </table:table-cell>
          <table:table-cell table:formula="of:=TEXT(VLOOKUP([.E92];[.$BH$2:.$BJ$74];3);  &quot;0#%&quot;)" office:value-type="string" office:string-value="48%" calcext:value-type="string">
            <text:p>4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6   [56% - 92%] Blast Resistance" calcext:value-type="string">
            <text:p>3-6 <text:s text:c="2"/>[56% - 92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94]+([.C94]-1)*20" office:value-type="float" office:value="46" calcext:value-type="float">
            <text:p>46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6%" calcext:value-type="string">
            <text:p>56%</text:p>
          </table:table-cell>
          <table:table-cell table:formula="of:=TEXT(VLOOKUP([.E94];[.$BH$2:.$BJ$74];3);  &quot;0#%&quot;)" office:value-type="string" office:string-value="92%" calcext:value-type="string">
            <text:p>92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7  [42% - 74%] Bone Magic Resistance" calcext:value-type="string">
            <text:p>2-17 <text:s/>[42% - 74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98]+([.C98]-1)*20" office:value-type="float" office:value="37" calcext:value-type="float">
            <text:p>37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2%" calcext:value-type="string">
            <text:p>42%</text:p>
          </table:table-cell>
          <table:table-cell table:formula="of:=TEXT(VLOOKUP([.E98];[.$BH$2:.$BJ$74];3);  &quot;0#%&quot;)" office:value-type="string" office:string-value="74%" calcext:value-type="string">
            <text:p>74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7]+([.C107]-1)*20" office:value-type="float" office:value="10" calcext:value-type="float">
            <text:p>1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H$2:.$BJ$74];2); &quot;0#%&quot;)" office:value-type="string" office:string-value="10%" calcext:value-type="string">
            <text:p>10%</text:p>
          </table:table-cell>
          <table:table-cell table:formula="of:=TEXT(VLOOKUP([.E107];[.$BH$2:.$BJ$74];3);  &quot;0#%&quot;)" office:value-type="string" office:string-value="20%" calcext:value-type="string">
            <text:p>2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9]+([.C109]-1)*20" office:value-type="float" office:value="45" calcext:value-type="float">
            <text:p>45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5%" calcext:value-type="string">
            <text:p>55%</text:p>
          </table:table-cell>
          <table:table-cell table:formula="of:=TEXT(VLOOKUP([.E109];[.$BH$2:.$BJ$74];3);  &quot;0#%&quot;)" office:value-type="string" office:string-value="90%" calcext:value-type="string">
            <text:p>9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16]+([.C116]-1)*20" office:value-type="float" office:value="63" calcext:value-type="float">
            <text:p>63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3%" calcext:value-type="string">
            <text:p>73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8]+([.C118]-1)*20" office:value-type="float" office:value="49" calcext:value-type="float">
            <text:p>4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9%" calcext:value-type="string">
            <text:p>59%</text:p>
          </table:table-cell>
          <table:table-cell table:formula="of:=TEXT(VLOOKUP([.E118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0]+([.C120]-1)*20" office:value-type="float" office:value="50" calcext:value-type="float">
            <text:p>5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4];2); &quot;0#%&quot;)" office:value-type="string" office:string-value="60%" calcext:value-type="string">
            <text:p>60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7]+([.C127]-1)*20" office:value-type="float" office:value="14" calcext:value-type="float">
            <text:p>14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4];2); &quot;0#%&quot;)" office:value-type="string" office:string-value="14%" calcext:value-type="string">
            <text:p>14%</text:p>
          </table:table-cell>
          <table:table-cell table:formula="of:=TEXT(VLOOKUP([.E127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hadow Magic Resistance" calcext:value-type="string">
            <text:p>1-1 <text:s text:c="2"/>[05% - 05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5]+([.C135]-1)*20" office:value-type="float" office:value="23" calcext:value-type="float">
            <text:p>23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8%" calcext:value-type="string">
            <text:p>28%</text:p>
          </table:table-cell>
          <table:table-cell table:formula="of:=TEXT(VLOOKUP([.E135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6]+([.C136]-1)*20" office:value-type="float" office:value="33" calcext:value-type="float">
            <text:p>33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8%" calcext:value-type="string">
            <text:p>38%</text:p>
          </table:table-cell>
          <table:table-cell table:formula="of:=TEXT(VLOOKUP([.E136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7%" calcext:value-type="string">
            <text:p>57%</text:p>
          </table:table-cell>
          <table:table-cell table:formula="of:=TEXT(VLOOKUP([.E138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9   [59% - 95%] Void Magic Resistance" calcext:value-type="string">
            <text:p>3-9 <text:s text:c="2"/>[59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144]+([.C144]-1)*20" office:value-type="float" office:value="49" calcext:value-type="float">
            <text:p>49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9%" calcext:value-type="string">
            <text:p>59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46]+([.C146]-1)*20" office:value-type="float" office:value="50" calcext:value-type="float">
            <text:p>5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60%" calcext:value-type="string">
            <text:p>60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47]+([.C147]-1)*20" office:value-type="float" office:value="41" calcext:value-type="float">
            <text:p>41</text:p>
          </table:table-cell>
          <table:table-cell table:formula="of:=IF([.D147]&lt;10;&quot;  &quot;; &quot; &quot;)" office:value-type="string" office:string-value="  " calcext:value-type="string">
            <text:p><text:s text:c="2"/></text:p>
          </table:table-cell>
          <table:table-cell table:formula="of:=TEXT(VLOOKUP([.E147];[.$BH$2:.$BJ$74];2); &quot;0#%&quot;)" office:value-type="string" office:string-value="51%" calcext:value-type="string">
            <text:p>51%</text:p>
          </table:table-cell>
          <table:table-cell table:formula="of:=TEXT(VLOOKUP([.E147];[.$BH$2:.$BJ$74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3 2nd tier" calcext:value-type="string">
            <text:p>23 2nd tier</text:p>
          </table:table-cell>
          <table:table-cell table:formula="of:=COUNTIF([.$C$91:.$C$147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8 3rd tier" calcext:value-type="string">
            <text:p>18 3rd tier</text:p>
          </table:table-cell>
          <table:table-cell table:formula="of:=COUNTIF([.$C$91:.$C$147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51]*15%;&quot;%&quot;)" office:value-type="string" office:string-value="270%" calcext:value-type="string">
            <text:p>270%</text:p>
          </table:table-cell>
          <table:table-cell table:formula="of:=TEXT([.B150]*10%;&quot;%&quot;)" office:value-type="string" office:string-value="230%" calcext:value-type="string">
            <text:p>23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84.0" calcext:value-type="string">
            <text:p>8,284.0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080.0" calcext:value-type="string">
            <text:p>25,080.0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740.0%" calcext:value-type="string">
            <text:p>4,74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44.0%" calcext:value-type="string">
            <text:p>2,044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6,120" calcext:value-type="string">
            <text:p>36,120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12.1" calcext:value-type="string">
            <text:p>112.1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2.3" calcext:value-type="string">
            <text:p>322.3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5.2" calcext:value-type="string">
            <text:p>145.2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6" calcext:value-type="string">
            <text:p>422.6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4" calcext:value-type="string">
            <text:p>248.4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40%" calcext:value-type="string">
            <text:p>98.240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87" calcext:value-type="string">
            <text:p>56.87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30,305.2" calcext:value-type="string">
            <text:p>2,030,305.2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19.43" calcext:value-type="string">
            <text:p>119.43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5" calcext:value-type="float">
            <text:p>5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4" calcext:value-type="float">
            <text:p>4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2.0% =&gt; 720.0%" calcext:value-type="string">
            <text:p>72.0% =&gt; 72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2" calcext:value-type="float">
            <text:p>2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5" calcext:value-type="float">
            <text:p>5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2.5% =&gt; 552.5%" calcext:value-type="string">
            <text:p>42.5% =&gt; 552.5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2.5% =&gt; 1,592.5%" calcext:value-type="string">
            <text:p>122.5% =&gt; 1,592.5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3" calcext:value-type="float">
            <text:p>3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" calcext:value-type="float">
            <text:p>3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" calcext:value-type="float">
            <text:p>3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4" calcext:value-type="float">
            <text:p>4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2.0% =&gt; 624.0%" calcext:value-type="string">
            <text:p>52.0% =&gt; 624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60.0% =&gt; 600.0%" calcext:value-type="string">
            <text:p>60.0% =&gt; 60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9" calcext:value-type="float">
            <text:p>29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30" calcext:value-type="float">
            <text:p>30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50.0% =&gt; 550.0%" calcext:value-type="string">
            <text:p>50.0% =&gt; 55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2.0% =&gt; 132.0%" calcext:value-type="string">
            <text:p>12.0% =&gt; 132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32.0%" calcext:value-type="string">
            <text:p>5.0% =&gt; 132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10.0% =&gt; 110.0%" calcext:value-type="string">
            <text:p>10.0% =&gt; 11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2.00% =&gt; 22.00%" calcext:value-type="string">
            <text:p>2.00% =&gt; 22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84.0]" calcext:value-type="string">
            <text:p>Str: <text:s/>545 <text:s/>[8,284.0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5,080.0]" calcext:value-type="string">
            <text:p>Int: 1650 [25,080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740.0%" calcext:value-type="string">
            <text:p>Resilience: 4,740.0%</text:p>
          </table:table-cell>
        </table:table-row>
        <table:table-row table:style-name="ro1">
          <table:table-cell table:formula="of:=[$Calculations.A18]" office:value-type="string" office:string-value="Speed+:     2,044.0%" calcext:value-type="string">
            <text:p>Speed+: <text:s text:c="4"/>2,044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6,120" calcext:value-type="string">
            <text:p>Health: <text:s text:c="2"/>36,12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12.1] [322.3 seconds]" calcext:value-type="string">
            <text:p>hp/sec: <text:s text:c="2"/>0.31% [112.1] [322.3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6] [248.4 seconds]" calcext:value-type="string">
            <text:p>w/Med: <text:s text:c="3"/>0.40% [422.6] [248.4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40%     [hp x  56.87]" calcext:value-type="string">
            <text:p>Mitigation: <text:s text:c="6"/>98.240% <text:s text:c="4"/>[hp x <text:s/>56.87]</text:p>
          </table:table-cell>
        </table:table-row>
        <table:table-row table:style-name="ro1">
          <table:table-cell table:formula="of:=[$Calculations.A32]" office:value-type="string" office:string-value="Effective Health: 2,030,305.2 [hp x 119.43]" calcext:value-type="string">
            <text:p>Effective Health: 2,030,305.2 [hp x 119.4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5  Sentinel Reconstruction [E]     x4 " calcext:value-type="string">
            <text:p>3-5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4  Azarinth Awakening [E]         x10 [72.0% =&gt; 720.0% Resilience, Speed, Intelligence and Strength]" calcext:value-type="string">
            <text:p>3-4 <text:s/>Azarinth Awakening [E] <text:s text:c="8"/>x10 [72.0% =&gt; 72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2  Transfer [E]                    x1 " calcext:value-type="string">
            <text:p>3-2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5  Sentinel Core [E]              x13 [42.5% =&gt; 552.5% Durability, 122.5% =&gt; 1,592.5% Health Regen, 25.0% =&gt; 325.0% Magic Resistance]" calcext:value-type="string">
            <text:p>3-5 <text:s/>Sentinel Core [E] <text:s text:c="13"/>x13 [42.5% =&gt; 552.5% Durability, 122.5% =&gt; 1,592.5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3  Arcane Circulation [E]         x10 [112.5% to Deconstruction/Reconstruction]" calcext:value-type="string">
            <text:p>3-3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3  Authority of Ash and Ember [E]  x3 " calcext:value-type="string">
            <text:p>3-3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3  Ashen Wings [E]                x12 " calcext:value-type="string">
            <text:p>3-3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4  Avatar of Ash [E]              x12 [52.0% =&gt; 624.0% Reflexes and Speed]" calcext:value-type="string">
            <text:p>3-4 <text:s/>Avatar of Ash [E] <text:s text:c="13"/>x12 [52.0% =&gt; 624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30 Phaseshift                      x2 " calcext:value-type="string">
            <text:p>3-30 Phaseshift <text:s text:c="21"/>x2 </text:p>
          </table:table-cell>
        </table:table-row>
        <table:table-row table:style-name="ro1">
          <table:table-cell table:formula="of:=[$Calculations.A60]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</table:table-row>
        <table:table-row table:style-name="ro1">
          <table:table-cell table:formula="of:=[$Calculations.A61]" office:value-type="string" office:string-value="3-30 Displacement                    x2 " calcext:value-type="string">
            <text:p>3-30 Displacement <text:s text:c="19"/>x2 </text:p>
          </table:table-cell>
        </table:table-row>
        <table:table-row table:style-name="ro1">
          <table:table-cell table:formula="of:=[$Calculations.A62]" office:value-type="string" office:string-value="3-29 Space Shift                     x2 " calcext:value-type="string">
            <text:p>3-29 Space Shift <text:s text:c="20"/>x2 </text:p>
          </table:table-cell>
        </table:table-row>
        <table:table-row table:style-name="ro1">
          <table:table-cell table:formula="of:=[$Calculations.A63]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</table:table-row>
        <table:table-row table:style-name="ro1">
          <table:table-cell table:formula="of:=[$Calculations.A64]" office:value-type="string" office:string-value="3-30 Space Awareness                x10 " calcext:value-type="string">
            <text:p>3-30 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0]" office:value-type="string" office:string-value="3-18 Deviant of Humanity" calcext:value-type="string">
            <text:p>3-18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79]" office:value-type="string" office:string-value="3-15 Meditation" calcext:value-type="string">
            <text:p>3-15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8  Oxygen Repository" calcext:value-type="string">
            <text:p>2-8 <text:s/>Oxygen Repository</text:p>
          </table:table-cell>
        </table:table-row>
        <table:table-row table:style-name="ro1">
          <table:table-cell table:formula="of:=[$Calculations.A83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4]" office:value-type="string" office:string-value="1-10 Soul Perception" calcext:value-type="string">
            <text:p>1-10 Soul Perception</text:p>
          </table:table-cell>
        </table:table-row>
        <table:table-row table:style-name="ro1">
          <table:table-cell table:formula="of:=[$Calculations.A86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87]" office:value-type="string" office:string-value="3-26 Veteran" calcext:value-type="string">
            <text:p>3-26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9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6   [56% - 92%] Blast Resistance" calcext:value-type="string">
            <text:p>3-6 <text:s text:c="2"/>[56% - 92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7  [42% - 74%] Bone Magic Resistance" calcext:value-type="string">
            <text:p>2-17 <text:s/>[42% - 74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6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9   [59% - 95%] Void Magic Resistance" calcext:value-type="string">
            <text:p>3-9 <text:s text:c="2"/>[59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47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51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8:00:53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23:15:21.005000000</dc:date>
    <meta:generator>LibreOffice/7.0.5.2$Windows_X86_64 LibreOffice_project/64390860c6cd0aca4beafafcfd84613dd9dfb63a</meta:generator>
    <meta:editing-duration>P1DT3H17M37S</meta:editing-duration>
    <meta:editing-cycles>160</meta:editing-cycles>
    <meta:document-statistic meta:table-count="2" meta:cell-count="2185" meta:object-count="0"/>
    <meta:user-defined meta:name="AppVersion">16.0300</meta:user-defined>
  </office:meta>
</office:document-meta>
</file>